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sig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calc</text:p>
          </table:table-cell>
          <table:table-cell table:formula="of:=[.B2]*[.B2]/([.B4]*[.B4])" office:value-type="float" office:value="0.836364964570093" calcext:value-type="float">
            <text:p>0.836364964570093</text:p>
          </table:table-cell>
        </table:table-row>
        <table:table-row table:style-name="ro1">
          <table:table-cell office:value-type="string" calcext:value-type="string">
            <text:p>alpha1</text:p>
          </table:table-cell>
          <table:table-cell table:formula="of:=[.B5]"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table:formula="of:=FINV([.B7];[.B1]-1;[.B3]-1)" office:value-type="float" office:value="0.587500427865341" calcext:value-type="float">
            <text:p>0.587500427865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9:24:27.70915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55:15.763491934</meta:creation-date>
    <dc:date>2021-05-20T19:25:11.322023316</dc:date>
    <meta:editing-duration>PT9M7S</meta:editing-duration>
    <meta:editing-cycles>3</meta:editing-cycles>
    <meta:generator>LibreOffice/7.0.5.2$Linux_X86_64 LibreOffice_project/00$Build-2</meta:generator>
    <meta:document-statistic meta:table-count="1" meta:cell-count="16" meta:object-count="0"/>
  </office:meta>
</office:document-meta>
</file>